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b732c" officeooo:paragraph-rsid="000b732c" style:font-size-asian="36pt" style:font-size-complex="36pt"/>
    </style:style>
    <style:style style:name="P2" style:family="paragraph" style:parent-style-name="Standard">
      <style:text-properties fo:font-size="16pt" officeooo:rsid="000b732c" officeooo:paragraph-rsid="000b732c" style:font-size-asian="14pt" style:font-size-complex="16pt"/>
    </style:style>
    <style:style style:name="P3" style:family="paragraph" style:parent-style-name="Standard">
      <style:text-properties fo:font-size="16pt" officeooo:rsid="000ce4a1" officeooo:paragraph-rsid="000ce4a1" style:font-size-asian="14pt" style:font-size-complex="16pt"/>
    </style:style>
    <style:style style:name="P4" style:family="paragraph" style:parent-style-name="Standard">
      <style:text-properties officeooo:rsid="000d7e8f" officeooo:paragraph-rsid="000d7e8f"/>
    </style:style>
    <style:style style:name="P5" style:family="paragraph" style:parent-style-name="Standard">
      <style:text-properties officeooo:rsid="000ed6a1" officeooo:paragraph-rsid="000ed6a1"/>
    </style:style>
    <style:style style:name="P6" style:family="paragraph" style:parent-style-name="Standard">
      <style:text-properties officeooo:rsid="000f0013" officeooo:paragraph-rsid="000f001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f00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5"/>TP MongoDB</text:p>
      <text:p text:style-name="P2">#<text:span text:style-name="T2">2</text:span></text:p>
      <text:p text:style-name="P3">Reseñas:</text:p>
      <text:p text:style-name="P4">db.<text:span text:style-name="T2">reseñas</text:span>.insertMany([{_id:<text:span text:style-name="T2">4</text:span>,mailCliente:"<text:a xlink:type="simple" xlink:href="mailto:juancitoxd@gmail.com" text:style-name="Internet_20_link" text:visited-style-name="Visited_20_Internet_20_Link">juancitoxd@gmail.com</text:a>",idRestaurante:2,calificacion:5},{_id:<text:span text:style-name="T2">5</text:span>,mailCliente:"pollitopio@gmail.com",idRestaurante:3,calificacion:3},{_id:<text:span text:style-name="T2">6</text:span>,mailCliente:"santiglitter@gmail.com",idRestaurante:4,calificacion:1}]);</text:p>
      <text:p text:style-name="P4"/>
      <text:p text:style-name="P5"><text:span text:style-name="T1">Restaurante</text:span>:</text:p>
      <text:p text:style-name="P5">db.restaurantes.insertOne({_id:2,nombre:"jose",direccion:"mosconi 3574",telefono:"11 7838 6938",horario_atencion:"de 7:00 a 23:00",idMenu:2,metodos_pago:["efectivo","transferencia","tarjeta"],servicios_adicionales:[],promociones:[{nombre_descuento:"casa por la ventana",porcentaje:50,fechaInicio:"2025-09-19",fechaFin:"2025-10-19"}],eventosEspeciales:[{nombreEvento:"degustaciones",descripcion:"veni a probar",fecha:"2025-09-20",horario:"21hs",requiereReserva:true}]});</text:p>
      <text:p text:style-name="P5">db.restaurantes.insertMany([{_id:3,nombre:"Don Julio",direccion:"Guatemala 4699",telefono:"11 4832 6058",horario_atencion:"de 12:00 a 00:00",idMenu:3,metodos_pago:["efectivo","tarjeta","transferencia"],servicios_adicionales:["reserva online","sommelier","estacionamiento"],promociones:[{nombre_descuento:"happy hour vinos",porcentaje:30,fechaInicio:"2025-09-25",fechaFin:"2025-10-10"}],eventosEspeciales:[{nombreEvento:"Noche de Malbec",descripcion:"degustación de vinos argentinos",fecha:"2025-09-28",horario:"20hs",requiereReserva:true}]},{_id:4,nombre:"La Mezzetta",direccion:"Álvarez Thomas 1321",telefono:"11 4554 7585",horario_atencion:"de 18:00 a 01:00",idMenu:4,metodos_pago:["efectivo"],servicios_adicionales:["delivery","take away"],promociones:[{nombre_descuento:"Promo muzza",porcentaje:25,fechaInicio:"2025-09-19",fechaFin:"2025-09-30"}],eventosEspeciales:[{nombreEvento:"Noche de pizza libre",descripcion:"pizza libre a la piedra",fecha:"2025-09-21",horario:"21hs",requiereReserva:false}]}]);</text:p>
      <text:p text:style-name="P5"/>
      <text:p text:style-name="P5"><text:span text:style-name="T1">Menu</text:span>:</text:p>
      <text:p text:style-name="P5">db.<text:span text:style-name="T2">Menu</text:span>.insertMany([</text:p>
      <text:p text:style-name="P5"><text:s text:c="2"/>{</text:p>
      <text:p text:style-name="P5"><text:s text:c="4"/>_id: <text:span text:style-name="T2">7</text:span>,</text:p>
      <text:p text:style-name="P5"><text:s text:c="4"/>nombre: "milanguche",</text:p>
      <text:p text:style-name="P5"><text:s text:c="4"/>precio: "1500",</text:p>
      <text:p text:style-name="P5"><text:s text:c="4"/>descripcion: "milanguinesa, huevo, tomate y lechuga",</text:p>
      <text:p text:style-name="P5"><text:s text:c="4"/>categoria: "plato principal",</text:p>
      <text:p text:style-name="P5"><text:s text:c="4"/>observacion: "aveces gusanitos caminan por ahi",</text:p>
      <text:p text:style-name="P5"><text:s text:c="4"/>esVegetariano: false,</text:p>
      <text:p text:style-name="P5"><text:s text:c="4"/>esVegano: false,</text:p>
      <text:p text:style-name="P5"><text:s text:c="4"/>esSinTACC: false</text:p>
      <text:p text:style-name="P5"><text:s text:c="2"/>},</text:p>
      <text:p text:style-name="P5"><text:s text:c="2"/>{</text:p>
      <text:p text:style-name="P5"><text:s text:c="4"/>_id: 2,</text:p>
      <text:p text:style-name="P5"><text:s text:c="4"/>nombre: "ensalada caprese",</text:p>
      <text:p text:style-name="P5"><text:s text:c="4"/>precio: "1200",</text:p>
      <text:p text:style-name="P5"><text:s text:c="4"/>descripcion: "tomate, mozzarella, albahaca y aceite de oliva",</text:p>
      <text:p text:style-name="P5"><text:s text:c="4"/>categoria: "entrada",</text:p>
      <text:p text:style-name="P5"><text:s text:c="4"/>observacion: "muy fresca",</text:p>
      <text:p text:style-name="P5"><text:s text:c="4"/>esVegetariano: true,</text:p>
      <text:p text:style-name="P5"><text:soft-page-break/><text:s text:c="4"/>esVegano: false,</text:p>
      <text:p text:style-name="P5"><text:s text:c="4"/>esSinTACC: true</text:p>
      <text:p text:style-name="P5"><text:s text:c="2"/>},</text:p>
      <text:p text:style-name="P5"><text:s text:c="2"/>{</text:p>
      <text:p text:style-name="P5"><text:s text:c="4"/>_id: 3,</text:p>
      <text:p text:style-name="P5"><text:s text:c="4"/>nombre: "hamburguesa veggie",</text:p>
      <text:p text:style-name="P5"><text:s text:c="4"/>precio: "1800",</text:p>
      <text:p text:style-name="P5"><text:s text:c="4"/>descripcion: "hamburguesa de garbanzos, lechuga, tomate y pan sin TACC",</text:p>
      <text:p text:style-name="P5"><text:s text:c="4"/>categoria: "plato principal",</text:p>
      <text:p text:style-name="P5"><text:s text:c="4"/>observacion: "opcional con queso vegano",</text:p>
      <text:p text:style-name="P5"><text:s text:c="4"/>esVegetariano: true,</text:p>
      <text:p text:style-name="P5"><text:s text:c="4"/>esVegano: true,</text:p>
      <text:p text:style-name="P5"><text:s text:c="4"/>esSinTACC: true</text:p>
      <text:p text:style-name="P5"><text:s text:c="2"/>},</text:p>
      <text:p text:style-name="P5"><text:s text:c="2"/>{</text:p>
      <text:p text:style-name="P5"><text:s text:c="4"/>_id: 4,</text:p>
      <text:p text:style-name="P5"><text:s text:c="4"/>nombre: "papas fritas",</text:p>
      <text:p text:style-name="P5"><text:s text:c="4"/>precio: "800",</text:p>
      <text:p text:style-name="P5"><text:s text:c="4"/>descripcion: "papas cortadas a mano y fritas",</text:p>
      <text:p text:style-name="P5"><text:s text:c="4"/>categoria: "acompañamiento",</text:p>
      <text:p text:style-name="P5"><text:s text:c="4"/>observacion: "siempre crujientes",</text:p>
      <text:p text:style-name="P5"><text:s text:c="4"/>esVegetariano: true,</text:p>
      <text:p text:style-name="P5"><text:s text:c="4"/>esVegano: true,</text:p>
      <text:p text:style-name="P5"><text:s text:c="4"/>esSinTACC: true</text:p>
      <text:p text:style-name="P5"><text:s text:c="2"/>},</text:p>
      <text:p text:style-name="P5"><text:s text:c="2"/>{</text:p>
      <text:p text:style-name="P5"><text:s text:c="4"/>_id: 5,</text:p>
      <text:p text:style-name="P5"><text:s text:c="4"/>nombre: "pizza napolitana",</text:p>
      <text:p text:style-name="P5"><text:s text:c="4"/>precio: "2000",</text:p>
      <text:p text:style-name="P5"><text:s text:c="4"/>descripcion: "salsa de tomate, mozzarella, aceitunas y orégano",</text:p>
      <text:p text:style-name="P5"><text:s text:c="4"/>categoria: "plato principal",</text:p>
      <text:p text:style-name="P5"><text:s text:c="4"/>observacion: "masa artesanal",</text:p>
      <text:p text:style-name="P5"><text:s text:c="4"/>esVegetariano: true,</text:p>
      <text:p text:style-name="P5"><text:s text:c="4"/>esVegano: false,</text:p>
      <text:p text:style-name="P5"><text:s text:c="4"/>esSinTACC: false</text:p>
      <text:p text:style-name="P5"><text:s text:c="2"/>}</text:p>
      <text:p text:style-name="P5">])</text:p>
      <text:p text:style-name="P5"/>
      <text:p text:style-name="P6">#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0:52:17.647967097</meta:creation-date>
    <dc:date>2025-09-19T12:00:41.338029513</dc:date>
    <meta:editing-duration>PT7M33S</meta:editing-duration>
    <meta:editing-cycles>1</meta:editing-cycles>
    <meta:document-statistic meta:table-count="0" meta:image-count="0" meta:object-count="0" meta:page-count="2" meta:paragraph-count="66" meta:word-count="201" meta:character-count="3118" meta:non-whitespace-character-count="2768"/>
    <meta:generator>LibreOffice/7.3.7.2$Linux_X86_64 LibreOffice_project/30$Build-2</meta:generator>
  </office:meta>
</office:document-meta>
</file>